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Groups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Factory.createCache( AuxiliaryCacheAttributes iaca , ICompositeCacheManager cache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